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60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ff3333"/>
    </style:style>
    <style:style style:name="ce4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alc1Sheet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ce2"/>
        <table:table-column table:style-name="co2" table:default-cell-style-name="ce4"/>
        <table:table-column table:style-name="co1" table:number-columns-repeated="3" table:default-cell-style-name="Default"/>
        <table:table-column table:style-name="co1" table:default-cell-style-name="ce4"/>
        <table:table-column table:style-name="co1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6"/>
          <table:table-cell table:formula="of:=5/9" office:value-type="float" office:value="0.555555555555556">
            <text:p>0.56</text:p>
          </table:table-cell>
          <table:table-cell office:value-type="string">
            <text:p><text:s/>= Slope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-[.G3]*32" office:value-type="float" office:value="-17.7777777777778">
            <text:p>-17.78</text:p>
          </table:table-cell>
          <table:table-cell office:value-type="string">
            <text:p><text:s/>= Intercept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20">
            <text:p>20.00</text:p>
          </table:table-cell>
          <table:table-cell office:value-type="string">
            <text:p><text:s/>= Magnitude of Noise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formula="of:=([.K13]*[.K14]-[.K15]*[.C51])/([.K13]*[.K13]-[.K16]*[.C51])" office:value-type="float" office:value="0.581936046968947">
            <text:p>0.58</text:p>
          </table:table-cell>
          <table:table-cell office:value-type="string">
            <text:p><text:s/>= Calculated Slope <text:s/>(SxSy-nSyx)/(Sx*Sx-n*Sxx)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K14]-[.G7]*[.K13])/[.C51]" office:value-type="float" office:value="-22.4492965943803">
            <text:p>-22.45</text:p>
          </table:table-cell>
          <table:table-cell office:value-type="string">
            <text:p><text:s/>= Calculated Intercept (Sy-m*Sx)/n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1"/>
          <table:table-cell office:value-type="string">
            <text:p><text:s/>= Sum_x</text:p>
          </table:table-cell>
        </table:table-row>
        <table:table-row table:style-name="ro1">
          <table:table-cell table:number-columns-repeated="2"/>
          <table:table-cell office:value-type="string">
            <text:p>Count</text:p>
          </table:table-cell>
          <table:table-cell office:value-type="string">
            <text:p>Degree F</text:p>
          </table:table-cell>
          <table:table-cell office:value-type="string">
            <text:p>Degree C</text:p>
          </table:table-cell>
          <table:table-cell office:value-type="string">
            <text:p>Error</text:p>
          </table:table-cell>
          <table:table-cell table:style-name="ce2" office:value-type="string">
            <text:p>Measurement</text:p>
          </table:table-cell>
          <table:table-cell table:number-columns-repeated="2" table:style-name="ce2" office:value-type="string">
            <text:p>Derive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table:style-name="ce2" office:value-type="string">
            <text:p>y'</text:p>
          </table:table-cell>
          <table:table-cell table:style-name="ce2" office:value-type="string">
            <text:p>x*y'</text:p>
          </table:table-cell>
          <table:table-cell table:style-name="ce2" office:value-type="string">
            <text:p>x*x</text:p>
          </table:table-cell>
          <table:table-cell/>
          <table:table-cell table:formula="of:=SUM([.D15:.D51])" office:value-type="float" office:value="4514">
            <text:p>4514.00</text:p>
          </table:table-cell>
          <table:table-cell office:value-type="string">
            <text:p><text:s/>= Sum_x</text:p>
          </table:table-cell>
        </table:table-row>
        <table:table-row table:style-name="ro1">
          <table:table-cell table:number-columns-repeated="6"/>
          <table:table-cell table:style-name="ce2" table:number-columns-repeated="3"/>
          <table:table-cell/>
          <table:table-cell table:formula="of:=SUM([.G15:.G51])" office:value-type="float" office:value="1796.23534202576">
            <text:p>1796.24</text:p>
          </table:table-cell>
          <table:table-cell office:value-type="string">
            <text:p><text:s/>= Sum_y'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style-name="ce3" office:value-type="float" office:value="32">
            <text:p>32.00</text:p>
          </table:table-cell>
          <table:table-cell table:style-name="ce3" table:formula="of:=[.D15]*[.$G$3]+[.$G$4]" office:value-type="float" office:value="0">
            <text:p>0.00</text:p>
          </table:table-cell>
          <table:table-cell table:formula="of:=2*(RAND()-0.5)*[.$G$5]" office:value-type="float" office:value="12.8571962378919">
            <text:p>12.86</text:p>
          </table:table-cell>
          <table:table-cell table:style-name="ce2" table:formula="of:=[.E15]+[.F15]" office:value-type="float" office:value="12.8571962378919">
            <text:p>12.86</text:p>
          </table:table-cell>
          <table:table-cell table:style-name="ce2" table:formula="of:=[.D15]*[.G15]" office:value-type="float" office:value="411.430279612541">
            <text:p>411.43</text:p>
          </table:table-cell>
          <table:table-cell table:style-name="ce2" table:formula="of:=[.D15]*[.D15]" office:value-type="float" office:value="1024">
            <text:p>1024.00</text:p>
          </table:table-cell>
          <table:table-cell/>
          <table:table-cell table:formula="of:=SUM([.H15:.H51])" office:value-type="float" office:value="280505.867880018">
            <text:p>280505.87</text:p>
          </table:table-cell>
          <table:table-cell office:value-type="string">
            <text:p><text:s/>= Sum_xy'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37">
            <text:p>37.00</text:p>
          </table:table-cell>
          <table:table-cell table:formula="of:=[.D16]*[.$G$3]+[.$G$4]" office:value-type="float" office:value="2.77777777777778">
            <text:p>2.78</text:p>
          </table:table-cell>
          <table:table-cell table:formula="of:=2*(RAND()-0.5)*[.$G$5]" office:value-type="float" office:value="4.97213775292039">
            <text:p>4.97</text:p>
          </table:table-cell>
          <table:table-cell table:style-name="ce2" table:formula="of:=[.E16]+[.F16]" office:value-type="float" office:value="7.74991553069817">
            <text:p>7.75</text:p>
          </table:table-cell>
          <table:table-cell table:style-name="ce2" table:formula="of:=[.D16]*[.G16]" office:value-type="float" office:value="286.746874635832">
            <text:p>286.75</text:p>
          </table:table-cell>
          <table:table-cell table:style-name="ce2" table:formula="of:=[.D16]*[.D16]" office:value-type="float" office:value="1369">
            <text:p>1369.00</text:p>
          </table:table-cell>
          <table:table-cell/>
          <table:table-cell table:formula="of:=SUM([.I15:.I51])" office:value-type="float" office:value="656158">
            <text:p>656158.00</text:p>
          </table:table-cell>
          <table:table-cell office:value-type="string">
            <text:p><text:s/>= Sum_x2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42">
            <text:p>42.00</text:p>
          </table:table-cell>
          <table:table-cell table:formula="of:=[.D17]*[.$G$3]+[.$G$4]" office:value-type="float" office:value="5.55555555555556">
            <text:p>5.56</text:p>
          </table:table-cell>
          <table:table-cell table:formula="of:=2*(RAND()-0.5)*[.$G$5]" office:value-type="float" office:value="-14.5371906086802">
            <text:p>-14.54</text:p>
          </table:table-cell>
          <table:table-cell table:style-name="ce2" table:formula="of:=[.E17]+[.F17]" office:value-type="float" office:value="-8.98163505312469">
            <text:p>-8.98</text:p>
          </table:table-cell>
          <table:table-cell table:style-name="ce2" table:formula="of:=[.D17]*[.G17]" office:value-type="float" office:value="-377.228672231237">
            <text:p>-377.23</text:p>
          </table:table-cell>
          <table:table-cell table:style-name="ce2" table:formula="of:=[.D17]*[.D17]" office:value-type="float" office:value="1764">
            <text:p>1764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47">
            <text:p>47.00</text:p>
          </table:table-cell>
          <table:table-cell table:formula="of:=[.D18]*[.$G$3]+[.$G$4]" office:value-type="float" office:value="8.33333333333333">
            <text:p>8.33</text:p>
          </table:table-cell>
          <table:table-cell table:formula="of:=2*(RAND()-0.5)*[.$G$5]" office:value-type="float" office:value="-12.69691365771">
            <text:p>-12.70</text:p>
          </table:table-cell>
          <table:table-cell table:style-name="ce2" table:formula="of:=[.E18]+[.F18]" office:value-type="float" office:value="-4.36358032437662">
            <text:p>-4.36</text:p>
          </table:table-cell>
          <table:table-cell table:style-name="ce2" table:formula="of:=[.D18]*[.G18]" office:value-type="float" office:value="-205.088275245701">
            <text:p>-205.09</text:p>
          </table:table-cell>
          <table:table-cell table:style-name="ce2" table:formula="of:=[.D18]*[.D18]" office:value-type="float" office:value="2209">
            <text:p>2209.00</text:p>
          </table:table-cell>
          <table:table-cell>
            <draw:frame table:end-cell-address="Calc1Sheet.Q51" table:end-x="0.815in" table:end-y="0.1295in" draw:z-index="0" draw:style-name="gr1" draw:text-style-name="P1" svg:width="6.1512in" svg:height="5.974in" svg:x="0.887in" svg:y="0.0232in">
              <draw:object draw:notify-on-update-of-ranges="Calc1Sheet.D15:Calc1Sheet.D51 Calc1Sheet.E12:Calc1Sheet.E13 Calc1Sheet.E15:Calc1Sheet.E51 Calc1Sheet.D15:Calc1Sheet.D51 Calc1Sheet.G12:Calc1Sheet.G13 Calc1Sheet.G15:Calc1Sheet.G50 Calc1Sheet.D15:Calc1Sheet.D51 Calc1Sheet.F12:Calc1Sheet.F12 Calc1Sheet.F15:Calc1Sheet.F5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52">
            <text:p>52.00</text:p>
          </table:table-cell>
          <table:table-cell table:formula="of:=[.D19]*[.$G$3]+[.$G$4]" office:value-type="float" office:value="11.1111111111111">
            <text:p>11.11</text:p>
          </table:table-cell>
          <table:table-cell table:formula="of:=2*(RAND()-0.5)*[.$G$5]" office:value-type="float" office:value="2.65359381213784">
            <text:p>2.65</text:p>
          </table:table-cell>
          <table:table-cell table:style-name="ce2" table:formula="of:=[.E19]+[.F19]" office:value-type="float" office:value="13.764704923249">
            <text:p>13.76</text:p>
          </table:table-cell>
          <table:table-cell table:style-name="ce2" table:formula="of:=[.D19]*[.G19]" office:value-type="float" office:value="715.764656008946">
            <text:p>715.76</text:p>
          </table:table-cell>
          <table:table-cell table:style-name="ce2" table:formula="of:=[.D19]*[.D19]" office:value-type="float" office:value="2704">
            <text:p>2704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57">
            <text:p>57.00</text:p>
          </table:table-cell>
          <table:table-cell table:formula="of:=[.D20]*[.$G$3]+[.$G$4]" office:value-type="float" office:value="13.8888888888889">
            <text:p>13.89</text:p>
          </table:table-cell>
          <table:table-cell table:formula="of:=2*(RAND()-0.5)*[.$G$5]" office:value-type="float" office:value="-10.5359440948814">
            <text:p>-10.54</text:p>
          </table:table-cell>
          <table:table-cell table:style-name="ce2" table:formula="of:=[.E20]+[.F20]" office:value-type="float" office:value="3.35294479400747">
            <text:p>3.35</text:p>
          </table:table-cell>
          <table:table-cell table:style-name="ce2" table:formula="of:=[.D20]*[.G20]" office:value-type="float" office:value="191.117853258426">
            <text:p>191.12</text:p>
          </table:table-cell>
          <table:table-cell table:style-name="ce2" table:formula="of:=[.D20]*[.D20]" office:value-type="float" office:value="3249">
            <text:p>3249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62">
            <text:p>62.00</text:p>
          </table:table-cell>
          <table:table-cell table:formula="of:=[.D21]*[.$G$3]+[.$G$4]" office:value-type="float" office:value="16.6666666666667">
            <text:p>16.67</text:p>
          </table:table-cell>
          <table:table-cell table:formula="of:=2*(RAND()-0.5)*[.$G$5]" office:value-type="float" office:value="-1.39937361702323">
            <text:p>-1.40</text:p>
          </table:table-cell>
          <table:table-cell table:style-name="ce2" table:formula="of:=[.E21]+[.F21]" office:value-type="float" office:value="15.2672930496434">
            <text:p>15.27</text:p>
          </table:table-cell>
          <table:table-cell table:style-name="ce2" table:formula="of:=[.D21]*[.G21]" office:value-type="float" office:value="946.572169077893">
            <text:p>946.57</text:p>
          </table:table-cell>
          <table:table-cell table:style-name="ce2" table:formula="of:=[.D21]*[.D21]" office:value-type="float" office:value="3844">
            <text:p>3844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67">
            <text:p>67.00</text:p>
          </table:table-cell>
          <table:table-cell table:formula="of:=[.D22]*[.$G$3]+[.$G$4]" office:value-type="float" office:value="19.4444444444444">
            <text:p>19.44</text:p>
          </table:table-cell>
          <table:table-cell table:formula="of:=2*(RAND()-0.5)*[.$G$5]" office:value-type="float" office:value="-6.55372271314263">
            <text:p>-6.55</text:p>
          </table:table-cell>
          <table:table-cell table:style-name="ce2" table:formula="of:=[.E22]+[.F22]" office:value-type="float" office:value="12.8907217313018">
            <text:p>12.89</text:p>
          </table:table-cell>
          <table:table-cell table:style-name="ce2" table:formula="of:=[.D22]*[.G22]" office:value-type="float" office:value="863.678355997221">
            <text:p>863.68</text:p>
          </table:table-cell>
          <table:table-cell table:style-name="ce2" table:formula="of:=[.D22]*[.D22]" office:value-type="float" office:value="4489">
            <text:p>4489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72">
            <text:p>72.00</text:p>
          </table:table-cell>
          <table:table-cell table:formula="of:=[.D23]*[.$G$3]+[.$G$4]" office:value-type="float" office:value="22.2222222222222">
            <text:p>22.22</text:p>
          </table:table-cell>
          <table:table-cell table:formula="of:=2*(RAND()-0.5)*[.$G$5]" office:value-type="float" office:value="-10.7263142801821">
            <text:p>-10.73</text:p>
          </table:table-cell>
          <table:table-cell table:style-name="ce2" table:formula="of:=[.E23]+[.F23]" office:value-type="float" office:value="11.4959079420401">
            <text:p>11.50</text:p>
          </table:table-cell>
          <table:table-cell table:style-name="ce2" table:formula="of:=[.D23]*[.G23]" office:value-type="float" office:value="827.705371826887">
            <text:p>827.71</text:p>
          </table:table-cell>
          <table:table-cell table:style-name="ce2" table:formula="of:=[.D23]*[.D23]" office:value-type="float" office:value="5184">
            <text:p>5184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77">
            <text:p>77.00</text:p>
          </table:table-cell>
          <table:table-cell table:formula="of:=[.D24]*[.$G$3]+[.$G$4]" office:value-type="float" office:value="25">
            <text:p>25.00</text:p>
          </table:table-cell>
          <table:table-cell table:formula="of:=2*(RAND()-0.5)*[.$G$5]" office:value-type="float" office:value="1.83750466443598">
            <text:p>1.84</text:p>
          </table:table-cell>
          <table:table-cell table:style-name="ce2" table:formula="of:=[.E24]+[.F24]" office:value-type="float" office:value="26.837504664436">
            <text:p>26.84</text:p>
          </table:table-cell>
          <table:table-cell table:style-name="ce2" table:formula="of:=[.D24]*[.G24]" office:value-type="float" office:value="2066.48785916157">
            <text:p>2066.49</text:p>
          </table:table-cell>
          <table:table-cell table:style-name="ce2" table:formula="of:=[.D24]*[.D24]" office:value-type="float" office:value="5929">
            <text:p>5929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82">
            <text:p>82.00</text:p>
          </table:table-cell>
          <table:table-cell table:formula="of:=[.D25]*[.$G$3]+[.$G$4]" office:value-type="float" office:value="27.7777777777778">
            <text:p>27.78</text:p>
          </table:table-cell>
          <table:table-cell table:formula="of:=2*(RAND()-0.5)*[.$G$5]" office:value-type="float" office:value="1.60062545910478">
            <text:p>1.60</text:p>
          </table:table-cell>
          <table:table-cell table:style-name="ce2" table:formula="of:=[.E25]+[.F25]" office:value-type="float" office:value="29.3784032368826">
            <text:p>29.38</text:p>
          </table:table-cell>
          <table:table-cell table:style-name="ce2" table:formula="of:=[.D25]*[.G25]" office:value-type="float" office:value="2409.02906542437">
            <text:p>2409.03</text:p>
          </table:table-cell>
          <table:table-cell table:style-name="ce2" table:formula="of:=[.D25]*[.D25]" office:value-type="float" office:value="6724">
            <text:p>6724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87">
            <text:p>87.00</text:p>
          </table:table-cell>
          <table:table-cell table:formula="of:=[.D26]*[.$G$3]+[.$G$4]" office:value-type="float" office:value="30.5555555555556">
            <text:p>30.56</text:p>
          </table:table-cell>
          <table:table-cell table:formula="of:=2*(RAND()-0.5)*[.$G$5]" office:value-type="float" office:value="6.17061588913202">
            <text:p>6.17</text:p>
          </table:table-cell>
          <table:table-cell table:style-name="ce2" table:formula="of:=[.E26]+[.F26]" office:value-type="float" office:value="36.7261714446876">
            <text:p>36.73</text:p>
          </table:table-cell>
          <table:table-cell table:style-name="ce2" table:formula="of:=[.D26]*[.G26]" office:value-type="float" office:value="3195.17691568782">
            <text:p>3195.18</text:p>
          </table:table-cell>
          <table:table-cell table:style-name="ce2" table:formula="of:=[.D26]*[.D26]" office:value-type="float" office:value="7569">
            <text:p>7569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92">
            <text:p>92.00</text:p>
          </table:table-cell>
          <table:table-cell table:formula="of:=[.D27]*[.$G$3]+[.$G$4]" office:value-type="float" office:value="33.3333333333333">
            <text:p>33.33</text:p>
          </table:table-cell>
          <table:table-cell table:formula="of:=2*(RAND()-0.5)*[.$G$5]" office:value-type="float" office:value="-11.6701315063983">
            <text:p>-11.67</text:p>
          </table:table-cell>
          <table:table-cell table:style-name="ce2" table:formula="of:=[.E27]+[.F27]" office:value-type="float" office:value="21.663201826935">
            <text:p>21.66</text:p>
          </table:table-cell>
          <table:table-cell table:style-name="ce2" table:formula="of:=[.D27]*[.G27]" office:value-type="float" office:value="1993.01456807802">
            <text:p>1993.01</text:p>
          </table:table-cell>
          <table:table-cell table:style-name="ce2" table:formula="of:=[.D27]*[.D27]" office:value-type="float" office:value="8464">
            <text:p>8464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float" office:value="97">
            <text:p>97.00</text:p>
          </table:table-cell>
          <table:table-cell table:formula="of:=[.D28]*[.$G$3]+[.$G$4]" office:value-type="float" office:value="36.1111111111111">
            <text:p>36.11</text:p>
          </table:table-cell>
          <table:table-cell table:formula="of:=2*(RAND()-0.5)*[.$G$5]" office:value-type="float" office:value="9.82397874817252">
            <text:p>9.82</text:p>
          </table:table-cell>
          <table:table-cell table:style-name="ce2" table:formula="of:=[.E28]+[.F28]" office:value-type="float" office:value="45.9350898592836">
            <text:p>45.94</text:p>
          </table:table-cell>
          <table:table-cell table:style-name="ce2" table:formula="of:=[.D28]*[.G28]" office:value-type="float" office:value="4455.70371635051">
            <text:p>4455.70</text:p>
          </table:table-cell>
          <table:table-cell table:style-name="ce2" table:formula="of:=[.D28]*[.D28]" office:value-type="float" office:value="9409">
            <text:p>9409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102">
            <text:p>102.00</text:p>
          </table:table-cell>
          <table:table-cell table:formula="of:=[.D29]*[.$G$3]+[.$G$4]" office:value-type="float" office:value="38.8888888888889">
            <text:p>38.89</text:p>
          </table:table-cell>
          <table:table-cell table:formula="of:=2*(RAND()-0.5)*[.$G$5]" office:value-type="float" office:value="7.45335672050715">
            <text:p>7.45</text:p>
          </table:table-cell>
          <table:table-cell table:style-name="ce2" table:formula="of:=[.E29]+[.F29]" office:value-type="float" office:value="46.342245609396">
            <text:p>46.34</text:p>
          </table:table-cell>
          <table:table-cell table:style-name="ce2" table:formula="of:=[.D29]*[.G29]" office:value-type="float" office:value="4726.9090521584">
            <text:p>4726.91</text:p>
          </table:table-cell>
          <table:table-cell table:style-name="ce2" table:formula="of:=[.D29]*[.D29]" office:value-type="float" office:value="10404">
            <text:p>10404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107">
            <text:p>107.00</text:p>
          </table:table-cell>
          <table:table-cell table:formula="of:=[.D30]*[.$G$3]+[.$G$4]" office:value-type="float" office:value="41.6666666666667">
            <text:p>41.67</text:p>
          </table:table-cell>
          <table:table-cell table:formula="of:=2*(RAND()-0.5)*[.$G$5]" office:value-type="float" office:value="-19.0328041370958">
            <text:p>-19.03</text:p>
          </table:table-cell>
          <table:table-cell table:style-name="ce2" table:formula="of:=[.E30]+[.F30]" office:value-type="float" office:value="22.6338625295709">
            <text:p>22.63</text:p>
          </table:table-cell>
          <table:table-cell table:style-name="ce2" table:formula="of:=[.D30]*[.G30]" office:value-type="float" office:value="2421.82329066408">
            <text:p>2421.82</text:p>
          </table:table-cell>
          <table:table-cell table:style-name="ce2" table:formula="of:=[.D30]*[.D30]" office:value-type="float" office:value="11449">
            <text:p>11449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float" office:value="112">
            <text:p>112.00</text:p>
          </table:table-cell>
          <table:table-cell table:formula="of:=[.D31]*[.$G$3]+[.$G$4]" office:value-type="float" office:value="44.4444444444444">
            <text:p>44.44</text:p>
          </table:table-cell>
          <table:table-cell table:formula="of:=2*(RAND()-0.5)*[.$G$5]" office:value-type="float" office:value="3.71186187490821">
            <text:p>3.71</text:p>
          </table:table-cell>
          <table:table-cell table:style-name="ce2" table:formula="of:=[.E31]+[.F31]" office:value-type="float" office:value="48.1563063193527">
            <text:p>48.16</text:p>
          </table:table-cell>
          <table:table-cell table:style-name="ce2" table:formula="of:=[.D31]*[.G31]" office:value-type="float" office:value="5393.5063077675">
            <text:p>5393.51</text:p>
          </table:table-cell>
          <table:table-cell table:style-name="ce2" table:formula="of:=[.D31]*[.D31]" office:value-type="float" office:value="12544">
            <text:p>12544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117">
            <text:p>117.00</text:p>
          </table:table-cell>
          <table:table-cell table:formula="of:=[.D32]*[.$G$3]+[.$G$4]" office:value-type="float" office:value="47.2222222222222">
            <text:p>47.22</text:p>
          </table:table-cell>
          <table:table-cell table:formula="of:=2*(RAND()-0.5)*[.$G$5]" office:value-type="float" office:value="-14.2829463258386">
            <text:p>-14.28</text:p>
          </table:table-cell>
          <table:table-cell table:style-name="ce2" table:formula="of:=[.E32]+[.F32]" office:value-type="float" office:value="32.9392758963837">
            <text:p>32.94</text:p>
          </table:table-cell>
          <table:table-cell table:style-name="ce2" table:formula="of:=[.D32]*[.G32]" office:value-type="float" office:value="3853.89527987689">
            <text:p>3853.90</text:p>
          </table:table-cell>
          <table:table-cell table:style-name="ce2" table:formula="of:=[.D32]*[.D32]" office:value-type="float" office:value="13689">
            <text:p>13689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float" office:value="122">
            <text:p>122.00</text:p>
          </table:table-cell>
          <table:table-cell table:formula="of:=[.D33]*[.$G$3]+[.$G$4]" office:value-type="float" office:value="50">
            <text:p>50.00</text:p>
          </table:table-cell>
          <table:table-cell table:formula="of:=2*(RAND()-0.5)*[.$G$5]" office:value-type="float" office:value="1.50368462316692">
            <text:p>1.50</text:p>
          </table:table-cell>
          <table:table-cell table:style-name="ce2" table:formula="of:=[.E33]+[.F33]" office:value-type="float" office:value="51.5036846231669">
            <text:p>51.50</text:p>
          </table:table-cell>
          <table:table-cell table:style-name="ce2" table:formula="of:=[.D33]*[.G33]" office:value-type="float" office:value="6283.44952402636">
            <text:p>6283.45</text:p>
          </table:table-cell>
          <table:table-cell table:style-name="ce2" table:formula="of:=[.D33]*[.D33]" office:value-type="float" office:value="14884">
            <text:p>14884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127">
            <text:p>127.00</text:p>
          </table:table-cell>
          <table:table-cell table:formula="of:=[.D34]*[.$G$3]+[.$G$4]" office:value-type="float" office:value="52.7777777777778">
            <text:p>52.78</text:p>
          </table:table-cell>
          <table:table-cell table:formula="of:=2*(RAND()-0.5)*[.$G$5]" office:value-type="float" office:value="1.62733777426183">
            <text:p>1.63</text:p>
          </table:table-cell>
          <table:table-cell table:style-name="ce2" table:formula="of:=[.E34]+[.F34]" office:value-type="float" office:value="54.4051155520396">
            <text:p>54.41</text:p>
          </table:table-cell>
          <table:table-cell table:style-name="ce2" table:formula="of:=[.D34]*[.G34]" office:value-type="float" office:value="6909.44967510903">
            <text:p>6909.45</text:p>
          </table:table-cell>
          <table:table-cell table:style-name="ce2" table:formula="of:=[.D34]*[.D34]" office:value-type="float" office:value="16129">
            <text:p>16129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132">
            <text:p>132.00</text:p>
          </table:table-cell>
          <table:table-cell table:formula="of:=[.D35]*[.$G$3]+[.$G$4]" office:value-type="float" office:value="55.5555555555556">
            <text:p>55.56</text:p>
          </table:table-cell>
          <table:table-cell table:formula="of:=2*(RAND()-0.5)*[.$G$5]" office:value-type="float" office:value="-2.66737155616283">
            <text:p>-2.67</text:p>
          </table:table-cell>
          <table:table-cell table:style-name="ce2" table:formula="of:=[.E35]+[.F35]" office:value-type="float" office:value="52.8881839993927">
            <text:p>52.89</text:p>
          </table:table-cell>
          <table:table-cell table:style-name="ce2" table:formula="of:=[.D35]*[.G35]" office:value-type="float" office:value="6981.24028791984">
            <text:p>6981.24</text:p>
          </table:table-cell>
          <table:table-cell table:style-name="ce2" table:formula="of:=[.D35]*[.D35]" office:value-type="float" office:value="17424">
            <text:p>17424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137">
            <text:p>137.00</text:p>
          </table:table-cell>
          <table:table-cell table:formula="of:=[.D36]*[.$G$3]+[.$G$4]" office:value-type="float" office:value="58.3333333333333">
            <text:p>58.33</text:p>
          </table:table-cell>
          <table:table-cell table:formula="of:=2*(RAND()-0.5)*[.$G$5]" office:value-type="float" office:value="-6.91992140375078">
            <text:p>-6.92</text:p>
          </table:table-cell>
          <table:table-cell table:style-name="ce2" table:formula="of:=[.E36]+[.F36]" office:value-type="float" office:value="51.4134119295826">
            <text:p>51.41</text:p>
          </table:table-cell>
          <table:table-cell table:style-name="ce2" table:formula="of:=[.D36]*[.G36]" office:value-type="float" office:value="7043.63743435281">
            <text:p>7043.64</text:p>
          </table:table-cell>
          <table:table-cell table:style-name="ce2" table:formula="of:=[.D36]*[.D36]" office:value-type="float" office:value="18769">
            <text:p>18769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142">
            <text:p>142.00</text:p>
          </table:table-cell>
          <table:table-cell table:formula="of:=[.D37]*[.$G$3]+[.$G$4]" office:value-type="float" office:value="61.1111111111111">
            <text:p>61.11</text:p>
          </table:table-cell>
          <table:table-cell table:formula="of:=2*(RAND()-0.5)*[.$G$5]" office:value-type="float" office:value="-7.23872533068061">
            <text:p>-7.24</text:p>
          </table:table-cell>
          <table:table-cell table:style-name="ce2" table:formula="of:=[.E37]+[.F37]" office:value-type="float" office:value="53.8723857804305">
            <text:p>53.87</text:p>
          </table:table-cell>
          <table:table-cell table:style-name="ce2" table:formula="of:=[.D37]*[.G37]" office:value-type="float" office:value="7649.87878082113">
            <text:p>7649.88</text:p>
          </table:table-cell>
          <table:table-cell table:style-name="ce2" table:formula="of:=[.D37]*[.D37]" office:value-type="float" office:value="20164">
            <text:p>20164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147">
            <text:p>147.00</text:p>
          </table:table-cell>
          <table:table-cell table:formula="of:=[.D38]*[.$G$3]+[.$G$4]" office:value-type="float" office:value="63.8888888888889">
            <text:p>63.89</text:p>
          </table:table-cell>
          <table:table-cell table:formula="of:=2*(RAND()-0.5)*[.$G$5]" office:value-type="float" office:value="-15.3726223949343">
            <text:p>-15.37</text:p>
          </table:table-cell>
          <table:table-cell table:style-name="ce2" table:formula="of:=[.E38]+[.F38]" office:value-type="float" office:value="48.5162664939546">
            <text:p>48.52</text:p>
          </table:table-cell>
          <table:table-cell table:style-name="ce2" table:formula="of:=[.D38]*[.G38]" office:value-type="float" office:value="7131.89117461133">
            <text:p>7131.89</text:p>
          </table:table-cell>
          <table:table-cell table:style-name="ce2" table:formula="of:=[.D38]*[.D38]" office:value-type="float" office:value="21609">
            <text:p>21609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float" office:value="152">
            <text:p>152.00</text:p>
          </table:table-cell>
          <table:table-cell table:formula="of:=[.D39]*[.$G$3]+[.$G$4]" office:value-type="float" office:value="66.6666666666667">
            <text:p>66.67</text:p>
          </table:table-cell>
          <table:table-cell table:formula="of:=2*(RAND()-0.5)*[.$G$5]" office:value-type="float" office:value="1.13169146701694">
            <text:p>1.13</text:p>
          </table:table-cell>
          <table:table-cell table:style-name="ce2" table:formula="of:=[.E39]+[.F39]" office:value-type="float" office:value="67.7983581336836">
            <text:p>67.80</text:p>
          </table:table-cell>
          <table:table-cell table:style-name="ce2" table:formula="of:=[.D39]*[.G39]" office:value-type="float" office:value="10305.3504363199">
            <text:p>10305.35</text:p>
          </table:table-cell>
          <table:table-cell table:style-name="ce2" table:formula="of:=[.D39]*[.D39]" office:value-type="float" office:value="23104">
            <text:p>23104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float" office:value="157">
            <text:p>157.00</text:p>
          </table:table-cell>
          <table:table-cell table:formula="of:=[.D40]*[.$G$3]+[.$G$4]" office:value-type="float" office:value="69.4444444444445">
            <text:p>69.44</text:p>
          </table:table-cell>
          <table:table-cell table:formula="of:=2*(RAND()-0.5)*[.$G$5]" office:value-type="float" office:value="13.5935213416815">
            <text:p>13.59</text:p>
          </table:table-cell>
          <table:table-cell table:style-name="ce2" table:formula="of:=[.E40]+[.F40]" office:value-type="float" office:value="83.0379657861259">
            <text:p>83.04</text:p>
          </table:table-cell>
          <table:table-cell table:style-name="ce2" table:formula="of:=[.D40]*[.G40]" office:value-type="float" office:value="13036.9606284218">
            <text:p>13036.96</text:p>
          </table:table-cell>
          <table:table-cell table:style-name="ce2" table:formula="of:=[.D40]*[.D40]" office:value-type="float" office:value="24649">
            <text:p>24649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162">
            <text:p>162.00</text:p>
          </table:table-cell>
          <table:table-cell table:formula="of:=[.D41]*[.$G$3]+[.$G$4]" office:value-type="float" office:value="72.2222222222222">
            <text:p>72.22</text:p>
          </table:table-cell>
          <table:table-cell table:formula="of:=2*(RAND()-0.5)*[.$G$5]" office:value-type="float" office:value="4.69956878572702">
            <text:p>4.70</text:p>
          </table:table-cell>
          <table:table-cell table:style-name="ce2" table:formula="of:=[.E41]+[.F41]" office:value-type="float" office:value="76.9217910079493">
            <text:p>76.92</text:p>
          </table:table-cell>
          <table:table-cell table:style-name="ce2" table:formula="of:=[.D41]*[.G41]" office:value-type="float" office:value="12461.3301432878">
            <text:p>12461.33</text:p>
          </table:table-cell>
          <table:table-cell table:style-name="ce2" table:formula="of:=[.D41]*[.D41]" office:value-type="float" office:value="26244">
            <text:p>26244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float" office:value="167">
            <text:p>167.00</text:p>
          </table:table-cell>
          <table:table-cell table:formula="of:=[.D42]*[.$G$3]+[.$G$4]" office:value-type="float" office:value="75">
            <text:p>75.00</text:p>
          </table:table-cell>
          <table:table-cell table:formula="of:=2*(RAND()-0.5)*[.$G$5]" office:value-type="float" office:value="9.60986392572522">
            <text:p>9.61</text:p>
          </table:table-cell>
          <table:table-cell table:style-name="ce2" table:formula="of:=[.E42]+[.F42]" office:value-type="float" office:value="84.6098639257252">
            <text:p>84.61</text:p>
          </table:table-cell>
          <table:table-cell table:style-name="ce2" table:formula="of:=[.D42]*[.G42]" office:value-type="float" office:value="14129.8472755961">
            <text:p>14129.85</text:p>
          </table:table-cell>
          <table:table-cell table:style-name="ce2" table:formula="of:=[.D42]*[.D42]" office:value-type="float" office:value="27889">
            <text:p>27889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office:value-type="float" office:value="172">
            <text:p>172.00</text:p>
          </table:table-cell>
          <table:table-cell table:formula="of:=[.D43]*[.$G$3]+[.$G$4]" office:value-type="float" office:value="77.7777777777778">
            <text:p>77.78</text:p>
          </table:table-cell>
          <table:table-cell table:formula="of:=2*(RAND()-0.5)*[.$G$5]" office:value-type="float" office:value="-4.81121690943837">
            <text:p>-4.81</text:p>
          </table:table-cell>
          <table:table-cell table:style-name="ce2" table:formula="of:=[.E43]+[.F43]" office:value-type="float" office:value="72.9665608683394">
            <text:p>72.97</text:p>
          </table:table-cell>
          <table:table-cell table:style-name="ce2" table:formula="of:=[.D43]*[.G43]" office:value-type="float" office:value="12550.2484693544">
            <text:p>12550.25</text:p>
          </table:table-cell>
          <table:table-cell table:style-name="ce2" table:formula="of:=[.D43]*[.D43]" office:value-type="float" office:value="29584">
            <text:p>29584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177">
            <text:p>177.00</text:p>
          </table:table-cell>
          <table:table-cell table:formula="of:=[.D44]*[.$G$3]+[.$G$4]" office:value-type="float" office:value="80.5555555555556">
            <text:p>80.56</text:p>
          </table:table-cell>
          <table:table-cell table:formula="of:=2*(RAND()-0.5)*[.$G$5]" office:value-type="float" office:value="-11.9005737174302">
            <text:p>-11.90</text:p>
          </table:table-cell>
          <table:table-cell table:style-name="ce2" table:formula="of:=[.E44]+[.F44]" office:value-type="float" office:value="68.6549818381253">
            <text:p>68.65</text:p>
          </table:table-cell>
          <table:table-cell table:style-name="ce2" table:formula="of:=[.D44]*[.G44]" office:value-type="float" office:value="12151.9317853482">
            <text:p>12151.93</text:p>
          </table:table-cell>
          <table:table-cell table:style-name="ce2" table:formula="of:=[.D44]*[.D44]" office:value-type="float" office:value="31329">
            <text:p>31329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office:value-type="float" office:value="182">
            <text:p>182.00</text:p>
          </table:table-cell>
          <table:table-cell table:formula="of:=[.D45]*[.$G$3]+[.$G$4]" office:value-type="float" office:value="83.3333333333333">
            <text:p>83.33</text:p>
          </table:table-cell>
          <table:table-cell table:formula="of:=2*(RAND()-0.5)*[.$G$5]" office:value-type="float" office:value="0.296590449288487">
            <text:p>0.30</text:p>
          </table:table-cell>
          <table:table-cell table:style-name="ce2" table:formula="of:=[.E45]+[.F45]" office:value-type="float" office:value="83.6299237826218">
            <text:p>83.63</text:p>
          </table:table-cell>
          <table:table-cell table:style-name="ce2" table:formula="of:=[.D45]*[.G45]" office:value-type="float" office:value="15220.6461284372">
            <text:p>15220.65</text:p>
          </table:table-cell>
          <table:table-cell table:style-name="ce2" table:formula="of:=[.D45]*[.D45]" office:value-type="float" office:value="33124">
            <text:p>33124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float" office:value="187">
            <text:p>187.00</text:p>
          </table:table-cell>
          <table:table-cell table:formula="of:=[.D46]*[.$G$3]+[.$G$4]" office:value-type="float" office:value="86.1111111111111">
            <text:p>86.11</text:p>
          </table:table-cell>
          <table:table-cell table:formula="of:=2*(RAND()-0.5)*[.$G$5]" office:value-type="float" office:value="-18.4690133295953">
            <text:p>-18.47</text:p>
          </table:table-cell>
          <table:table-cell table:style-name="ce2" table:formula="of:=[.E46]+[.F46]" office:value-type="float" office:value="67.6420977815158">
            <text:p>67.64</text:p>
          </table:table-cell>
          <table:table-cell table:style-name="ce2" table:formula="of:=[.D46]*[.G46]" office:value-type="float" office:value="12649.0722851435">
            <text:p>12649.07</text:p>
          </table:table-cell>
          <table:table-cell table:style-name="ce2" table:formula="of:=[.D46]*[.D46]" office:value-type="float" office:value="34969">
            <text:p>34969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office:value-type="float" office:value="192">
            <text:p>192.00</text:p>
          </table:table-cell>
          <table:table-cell table:formula="of:=[.D47]*[.$G$3]+[.$G$4]" office:value-type="float" office:value="88.8888888888889">
            <text:p>88.89</text:p>
          </table:table-cell>
          <table:table-cell table:formula="of:=2*(RAND()-0.5)*[.$G$5]" office:value-type="float" office:value="8.72186150401831">
            <text:p>8.72</text:p>
          </table:table-cell>
          <table:table-cell table:style-name="ce2" table:formula="of:=[.E47]+[.F47]" office:value-type="float" office:value="97.6107503929072">
            <text:p>97.61</text:p>
          </table:table-cell>
          <table:table-cell table:style-name="ce2" table:formula="of:=[.D47]*[.G47]" office:value-type="float" office:value="18741.2640754382">
            <text:p>18741.26</text:p>
          </table:table-cell>
          <table:table-cell table:style-name="ce2" table:formula="of:=[.D47]*[.D47]" office:value-type="float" office:value="36864">
            <text:p>36864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office:value-type="float" office:value="197">
            <text:p>197.00</text:p>
          </table:table-cell>
          <table:table-cell table:formula="of:=[.D48]*[.$G$3]+[.$G$4]" office:value-type="float" office:value="91.6666666666667">
            <text:p>91.67</text:p>
          </table:table-cell>
          <table:table-cell table:formula="of:=2*(RAND()-0.5)*[.$G$5]" office:value-type="float" office:value="8.37988825514913">
            <text:p>8.38</text:p>
          </table:table-cell>
          <table:table-cell table:style-name="ce2" table:formula="of:=[.E48]+[.F48]" office:value-type="float" office:value="100.046554921816">
            <text:p>100.05</text:p>
          </table:table-cell>
          <table:table-cell table:style-name="ce2" table:formula="of:=[.D48]*[.G48]" office:value-type="float" office:value="19709.1713195977">
            <text:p>19709.17</text:p>
          </table:table-cell>
          <table:table-cell table:style-name="ce2" table:formula="of:=[.D48]*[.D48]" office:value-type="float" office:value="38809">
            <text:p>38809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float" office:value="202">
            <text:p>202.00</text:p>
          </table:table-cell>
          <table:table-cell table:formula="of:=[.D49]*[.$G$3]+[.$G$4]" office:value-type="float" office:value="94.4444444444445">
            <text:p>94.44</text:p>
          </table:table-cell>
          <table:table-cell table:formula="of:=2*(RAND()-0.5)*[.$G$5]" office:value-type="float" office:value="-0.946953007951379">
            <text:p>-0.95</text:p>
          </table:table-cell>
          <table:table-cell table:style-name="ce2" table:formula="of:=[.E49]+[.F49]" office:value-type="float" office:value="93.4974914364931">
            <text:p>93.50</text:p>
          </table:table-cell>
          <table:table-cell table:style-name="ce2" table:formula="of:=[.D49]*[.G49]" office:value-type="float" office:value="18886.4932701716">
            <text:p>18886.49</text:p>
          </table:table-cell>
          <table:table-cell table:style-name="ce2" table:formula="of:=[.D49]*[.D49]" office:value-type="float" office:value="40804">
            <text:p>40804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office:value-type="float" office:value="207">
            <text:p>207.00</text:p>
          </table:table-cell>
          <table:table-cell table:formula="of:=[.D50]*[.$G$3]+[.$G$4]" office:value-type="float" office:value="97.2222222222222">
            <text:p>97.22</text:p>
          </table:table-cell>
          <table:table-cell table:formula="of:=2*(RAND()-0.5)*[.$G$5]" office:value-type="float" office:value="18.3812328614295">
            <text:p>18.38</text:p>
          </table:table-cell>
          <table:table-cell table:style-name="ce2" table:formula="of:=[.E50]+[.F50]" office:value-type="float" office:value="115.603455083652">
            <text:p>115.60</text:p>
          </table:table-cell>
          <table:table-cell table:style-name="ce2" table:formula="of:=[.D50]*[.G50]" office:value-type="float" office:value="23929.9152023159">
            <text:p>23929.92</text:p>
          </table:table-cell>
          <table:table-cell table:style-name="ce2" table:formula="of:=[.D50]*[.D50]" office:value-type="float" office:value="42849">
            <text:p>42849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table:style-name="ce3" office:value-type="float" office:value="212">
            <text:p>212.00</text:p>
          </table:table-cell>
          <table:table-cell table:style-name="ce3" table:formula="of:=[.D51]*[.$G$3]+[.$G$4]" office:value-type="float" office:value="100">
            <text:p>100.00</text:p>
          </table:table-cell>
          <table:table-cell table:formula="of:=2*(RAND()-0.5)*[.$G$5]" office:value-type="float" office:value="-3.02903153002262">
            <text:p>-3.03</text:p>
          </table:table-cell>
          <table:table-cell table:style-name="ce2" table:formula="of:=[.E51]+[.F51]" office:value-type="float" office:value="96.9709684699774">
            <text:p>96.97</text:p>
          </table:table-cell>
          <table:table-cell table:style-name="ce2" table:formula="of:=[.D51]*[.G51]" office:value-type="float" office:value="20557.8453156352">
            <text:p>20557.85</text:p>
          </table:table-cell>
          <table:table-cell table:style-name="ce2" table:formula="of:=[.D51]*[.D51]" office:value-type="float" office:value="44944">
            <text:p>44944.00</text:p>
          </table:table-cell>
          <table:table-cell table:number-columns-repeated="3"/>
        </table:table-row>
        <table:table-row table:style-name="ro1" table:number-rows-repeated="1048524">
          <table:table-cell table:number-columns-repeated="12"/>
        </table:table-row>
        <table:table-row table:style-name="ro1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6">03/16/2021</text:date>, <text:time>08:5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1-03-15T13:43:57.56</meta:creation-date>
    <dc:date>2021-03-16T08:58:35.10</dc:date>
    <dc:creator>Mark Lehr</dc:creator>
    <meta:editing-duration>PT13H6M19S</meta:editing-duration>
    <meta:editing-cycles>5</meta:editing-cycles>
    <meta:generator>OpenOffice/4.1.6$Win32 OpenOffice.org_project/416m1$Build-9790</meta:generator>
    <meta:document-statistic meta:table-count="1" meta:cell-count="2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625cm" svg:height="15.175cm" xlink:href=".." xlink:type="simple" chart:class="chart:scatter" chart:style-name="ch1">
        <chart:title svg:x="6.207cm" svg:y="0.439cm" chart:style-name="ch2">
          <text:p>Theory vs. Data</text:p>
        </chart:title>
        <chart:subtitle svg:x="5.599cm" svg:y="1.521cm" chart:style-name="ch3">
          <text:p>Temperature Conversion</text:p>
        </chart:subtitle>
        <chart:legend chart:legend-position="end" svg:x="11.847cm" svg:y="6.751cm" style:legend-expansion="high" chart:style-name="ch4"/>
        <chart:plot-area chart:style-name="ch5" table:cell-range-address="Calc1Sheet.D15:Calc1Sheet.F51 Calc1Sheet.E12:Calc1Sheet.E13 Calc1Sheet.G12:Calc1Sheet.G13 Calc1Sheet.G15:Calc1Sheet.G50 Calc1Sheet.F12:Calc1Sheet.F12" chart:data-source-has-labels="row" svg:x="1.35cm" svg:y="2.81cm" svg:width="9.873cm" svg:height="11.054cm">
          <chartooo:coordinate-region svg:x="2.633cm" svg:y="3.022cm" svg:width="8.072cm" svg:height="10.63cm"/>
          <chart:axis chart:dimension="x" chart:name="primary-x" chart:style-name="ch6">
            <chart:title svg:x="4.866cm" svg:y="14.168cm" chart:style-name="ch7">
              <text:p>Degree Fahrenheit</text:p>
            </chart:title>
            <chart:grid chart:style-name="ch8" chart:class="major"/>
          </chart:axis>
          <chart:axis chart:dimension="y" chart:name="primary-y" chart:style-name="ch6">
            <chart:title svg:x="0.451cm" svg:y="9.545cm" chart:style-name="ch9">
              <text:p>Degree Celsius</text:p>
            </chart:title>
            <chart:grid chart:style-name="ch8" chart:class="major"/>
          </chart:axis>
          <chart:series chart:style-name="ch10" chart:values-cell-range-address="Calc1Sheet.E15:Calc1Sheet.E51" chart:label-cell-address="Calc1Sheet.E12:Calc1Sheet.E13" chart:class="chart:scatter">
            <chart:domain table:cell-range-address="Calc1Sheet.D15:Calc1Sheet.D51"/>
            <chart:data-point chart:repeated="37"/>
          </chart:series>
          <chart:series chart:style-name="ch11" chart:values-cell-range-address="Calc1Sheet.G15:Calc1Sheet.G50" chart:label-cell-address="Calc1Sheet.G12:Calc1Sheet.G13" chart:class="chart:scatter">
            <chart:data-point chart:repeated="37"/>
          </chart:series>
          <chart:series chart:style-name="ch12" chart:values-cell-range-address="Calc1Sheet.F15:Calc1Sheet.F51" chart:label-cell-address="Calc1Sheet.F12:Calc1Sheet.F12" chart:class="chart:scatter">
            <chart:data-point chart:repeated="3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egree C y</text:p>
                <text:list>
                  <text:list-item>
                    <text:p>Degree C</text:p>
                  </text:list-item>
                  <text:list-item>
                    <text:p>y</text:p>
                  </text:list-item>
                </text:list>
                <draw:g>
                  <svg:desc>Calc1Sheet.E12:Calc1Sheet.E13</svg:desc>
                </draw:g>
              </table:table-cell>
              <table:table-cell office:value-type="string">
                <text:p>Measurement y'</text:p>
                <text:list>
                  <text:list-item>
                    <text:p>Measurement</text:p>
                  </text:list-item>
                  <text:list-item>
                    <text:p>y'</text:p>
                  </text:list-item>
                </text:list>
                <draw:g>
                  <svg:desc>Calc1Sheet.G12:Calc1Sheet.G13</svg:desc>
                </draw:g>
              </table:table-cell>
              <table:table-cell office:value-type="string">
                <text:p>Error</text:p>
                <draw:g>
                  <svg:desc>Calc1Sheet.F12:Calc1Sheet.F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Calc1Sheet.D15:Calc1Sheet.D51</svg:desc>
                </draw:g>
              </table:table-cell>
              <table:table-cell office:value-type="float" office:value="0">
                <text:p>0</text:p>
                <draw:g>
                  <svg:desc>Calc1Sheet.E15:Calc1Sheet.E51</svg:desc>
                </draw:g>
              </table:table-cell>
              <table:table-cell office:value-type="float" office:value="12.8571962378919">
                <text:p>12.8571962378919</text:p>
                <draw:g>
                  <svg:desc>Calc1Sheet.G15:Calc1Sheet.G50</svg:desc>
                </draw:g>
              </table:table-cell>
              <table:table-cell office:value-type="float" office:value="12.8571962378919">
                <text:p>12.8571962378919</text:p>
                <draw:g>
                  <svg:desc>Calc1Sheet.F15:Calc1Sheet.F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2.77777777777778">
                <text:p>2.77777777777778</text:p>
              </table:table-cell>
              <table:table-cell office:value-type="float" office:value="7.74991553069817">
                <text:p>7.74991553069817</text:p>
              </table:table-cell>
              <table:table-cell office:value-type="float" office:value="4.97213775292039">
                <text:p>4.972137752920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">
                <text:p>42</text:p>
              </table:table-cell>
              <table:table-cell office:value-type="float" office:value="5.55555555555556">
                <text:p>5.55555555555556</text:p>
              </table:table-cell>
              <table:table-cell office:value-type="float" office:value="-8.98163505312469">
                <text:p>-8.98163505312469</text:p>
              </table:table-cell>
              <table:table-cell office:value-type="float" office:value="-14.5371906086802">
                <text:p>-14.53719060868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">
                <text:p>47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-4.36358032437662">
                <text:p>-4.36358032437662</text:p>
              </table:table-cell>
              <table:table-cell office:value-type="float" office:value="-12.69691365771">
                <text:p>-12.696913657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13.764704923249">
                <text:p>13.764704923249</text:p>
              </table:table-cell>
              <table:table-cell office:value-type="float" office:value="2.65359381213784">
                <text:p>2.653593812137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">
                <text:p>57</text:p>
              </table:table-cell>
              <table:table-cell office:value-type="float" office:value="13.8888888888889">
                <text:p>13.8888888888889</text:p>
              </table:table-cell>
              <table:table-cell office:value-type="float" office:value="3.35294479400747">
                <text:p>3.35294479400747</text:p>
              </table:table-cell>
              <table:table-cell office:value-type="float" office:value="-10.5359440948814">
                <text:p>-10.53594409488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5.2672930496434">
                <text:p>15.2672930496434</text:p>
              </table:table-cell>
              <table:table-cell office:value-type="float" office:value="-1.39937361702323">
                <text:p>-1.399373617023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">
                <text:p>67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2.8907217313018">
                <text:p>12.8907217313018</text:p>
              </table:table-cell>
              <table:table-cell office:value-type="float" office:value="-6.55372271314263">
                <text:p>-6.553722713142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">
                <text:p>72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11.4959079420401">
                <text:p>11.4959079420401</text:p>
              </table:table-cell>
              <table:table-cell office:value-type="float" office:value="-10.7263142801821">
                <text:p>-10.72631428018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">
                <text:p>77</text:p>
              </table:table-cell>
              <table:table-cell office:value-type="float" office:value="25">
                <text:p>25</text:p>
              </table:table-cell>
              <table:table-cell office:value-type="float" office:value="26.837504664436">
                <text:p>26.837504664436</text:p>
              </table:table-cell>
              <table:table-cell office:value-type="float" office:value="1.83750466443598">
                <text:p>1.837504664435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">
                <text:p>82</text:p>
              </table:table-cell>
              <table:table-cell office:value-type="float" office:value="27.7777777777778">
                <text:p>27.7777777777778</text:p>
              </table:table-cell>
              <table:table-cell office:value-type="float" office:value="29.3784032368826">
                <text:p>29.3784032368826</text:p>
              </table:table-cell>
              <table:table-cell office:value-type="float" office:value="1.60062545910478">
                <text:p>1.600625459104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">
                <text:p>87</text:p>
              </table:table-cell>
              <table:table-cell office:value-type="float" office:value="30.5555555555556">
                <text:p>30.5555555555556</text:p>
              </table:table-cell>
              <table:table-cell office:value-type="float" office:value="36.7261714446876">
                <text:p>36.7261714446876</text:p>
              </table:table-cell>
              <table:table-cell office:value-type="float" office:value="6.17061588913202">
                <text:p>6.170615889132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2">
                <text:p>92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21.663201826935">
                <text:p>21.663201826935</text:p>
              </table:table-cell>
              <table:table-cell office:value-type="float" office:value="-11.6701315063983">
                <text:p>-11.67013150639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">
                <text:p>97</text:p>
              </table:table-cell>
              <table:table-cell office:value-type="float" office:value="36.1111111111111">
                <text:p>36.1111111111111</text:p>
              </table:table-cell>
              <table:table-cell office:value-type="float" office:value="45.9350898592836">
                <text:p>45.9350898592836</text:p>
              </table:table-cell>
              <table:table-cell office:value-type="float" office:value="9.82397874817252">
                <text:p>9.823978748172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">
                <text:p>102</text:p>
              </table:table-cell>
              <table:table-cell office:value-type="float" office:value="38.8888888888889">
                <text:p>38.8888888888889</text:p>
              </table:table-cell>
              <table:table-cell office:value-type="float" office:value="46.342245609396">
                <text:p>46.342245609396</text:p>
              </table:table-cell>
              <table:table-cell office:value-type="float" office:value="7.45335672050715">
                <text:p>7.453356720507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7">
                <text:p>107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22.6338625295709">
                <text:p>22.6338625295709</text:p>
              </table:table-cell>
              <table:table-cell office:value-type="float" office:value="-19.0328041370958">
                <text:p>-19.03280413709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2">
                <text:p>112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48.1563063193527">
                <text:p>48.1563063193527</text:p>
              </table:table-cell>
              <table:table-cell office:value-type="float" office:value="3.71186187490821">
                <text:p>3.711861874908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7">
                <text:p>117</text:p>
              </table:table-cell>
              <table:table-cell office:value-type="float" office:value="47.2222222222222">
                <text:p>47.2222222222222</text:p>
              </table:table-cell>
              <table:table-cell office:value-type="float" office:value="32.9392758963837">
                <text:p>32.9392758963837</text:p>
              </table:table-cell>
              <table:table-cell office:value-type="float" office:value="-14.2829463258386">
                <text:p>-14.28294632583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">
                <text:p>122</text:p>
              </table:table-cell>
              <table:table-cell office:value-type="float" office:value="50">
                <text:p>50</text:p>
              </table:table-cell>
              <table:table-cell office:value-type="float" office:value="51.5036846231669">
                <text:p>51.5036846231669</text:p>
              </table:table-cell>
              <table:table-cell office:value-type="float" office:value="1.50368462316692">
                <text:p>1.503684623166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7">
                <text:p>127</text:p>
              </table:table-cell>
              <table:table-cell office:value-type="float" office:value="52.7777777777778">
                <text:p>52.7777777777778</text:p>
              </table:table-cell>
              <table:table-cell office:value-type="float" office:value="54.4051155520396">
                <text:p>54.4051155520396</text:p>
              </table:table-cell>
              <table:table-cell office:value-type="float" office:value="1.62733777426183">
                <text:p>1.627337774261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2">
                <text:p>132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52.8881839993927">
                <text:p>52.8881839993927</text:p>
              </table:table-cell>
              <table:table-cell office:value-type="float" office:value="-2.66737155616283">
                <text:p>-2.667371556162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7">
                <text:p>137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51.4134119295826">
                <text:p>51.4134119295826</text:p>
              </table:table-cell>
              <table:table-cell office:value-type="float" office:value="-6.91992140375078">
                <text:p>-6.919921403750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2">
                <text:p>142</text:p>
              </table:table-cell>
              <table:table-cell office:value-type="float" office:value="61.1111111111111">
                <text:p>61.1111111111111</text:p>
              </table:table-cell>
              <table:table-cell office:value-type="float" office:value="53.8723857804305">
                <text:p>53.8723857804305</text:p>
              </table:table-cell>
              <table:table-cell office:value-type="float" office:value="-7.23872533068061">
                <text:p>-7.238725330680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">
                <text:p>147</text:p>
              </table:table-cell>
              <table:table-cell office:value-type="float" office:value="63.8888888888889">
                <text:p>63.8888888888889</text:p>
              </table:table-cell>
              <table:table-cell office:value-type="float" office:value="48.5162664939546">
                <text:p>48.5162664939546</text:p>
              </table:table-cell>
              <table:table-cell office:value-type="float" office:value="-15.3726223949343">
                <text:p>-15.37262239493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2">
                <text:p>152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67.7983581336836">
                <text:p>67.7983581336836</text:p>
              </table:table-cell>
              <table:table-cell office:value-type="float" office:value="1.13169146701694">
                <text:p>1.131691467016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7">
                <text:p>157</text:p>
              </table:table-cell>
              <table:table-cell office:value-type="float" office:value="69.4444444444445">
                <text:p>69.4444444444445</text:p>
              </table:table-cell>
              <table:table-cell office:value-type="float" office:value="83.0379657861259">
                <text:p>83.0379657861259</text:p>
              </table:table-cell>
              <table:table-cell office:value-type="float" office:value="13.5935213416815">
                <text:p>13.59352134168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2">
                <text:p>162</text:p>
              </table:table-cell>
              <table:table-cell office:value-type="float" office:value="72.2222222222222">
                <text:p>72.2222222222222</text:p>
              </table:table-cell>
              <table:table-cell office:value-type="float" office:value="76.9217910079493">
                <text:p>76.9217910079493</text:p>
              </table:table-cell>
              <table:table-cell office:value-type="float" office:value="4.69956878572702">
                <text:p>4.699568785727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7">
                <text:p>167</text:p>
              </table:table-cell>
              <table:table-cell office:value-type="float" office:value="75">
                <text:p>75</text:p>
              </table:table-cell>
              <table:table-cell office:value-type="float" office:value="84.6098639257252">
                <text:p>84.6098639257252</text:p>
              </table:table-cell>
              <table:table-cell office:value-type="float" office:value="9.60986392572522">
                <text:p>9.609863925725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2">
                <text:p>172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72.9665608683394">
                <text:p>72.9665608683394</text:p>
              </table:table-cell>
              <table:table-cell office:value-type="float" office:value="-4.81121690943837">
                <text:p>-4.811216909438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7">
                <text:p>177</text:p>
              </table:table-cell>
              <table:table-cell office:value-type="float" office:value="80.5555555555556">
                <text:p>80.5555555555556</text:p>
              </table:table-cell>
              <table:table-cell office:value-type="float" office:value="68.6549818381253">
                <text:p>68.6549818381253</text:p>
              </table:table-cell>
              <table:table-cell office:value-type="float" office:value="-11.9005737174302">
                <text:p>-11.90057371743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2">
                <text:p>182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83.6299237826218">
                <text:p>83.6299237826218</text:p>
              </table:table-cell>
              <table:table-cell office:value-type="float" office:value="0.296590449288487">
                <text:p>0.2965904492884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7">
                <text:p>187</text:p>
              </table:table-cell>
              <table:table-cell office:value-type="float" office:value="86.1111111111111">
                <text:p>86.1111111111111</text:p>
              </table:table-cell>
              <table:table-cell office:value-type="float" office:value="67.6420977815158">
                <text:p>67.6420977815158</text:p>
              </table:table-cell>
              <table:table-cell office:value-type="float" office:value="-18.4690133295953">
                <text:p>-18.46901332959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2">
                <text:p>192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97.6107503929072">
                <text:p>97.6107503929072</text:p>
              </table:table-cell>
              <table:table-cell office:value-type="float" office:value="8.72186150401831">
                <text:p>8.721861504018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7">
                <text:p>197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100.046554921816">
                <text:p>100.046554921816</text:p>
              </table:table-cell>
              <table:table-cell office:value-type="float" office:value="8.37988825514913">
                <text:p>8.379888255149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2">
                <text:p>202</text:p>
              </table:table-cell>
              <table:table-cell office:value-type="float" office:value="94.4444444444445">
                <text:p>94.4444444444445</text:p>
              </table:table-cell>
              <table:table-cell office:value-type="float" office:value="93.4974914364931">
                <text:p>93.4974914364931</text:p>
              </table:table-cell>
              <table:table-cell office:value-type="float" office:value="-0.946953007951379">
                <text:p>-0.9469530079513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">
                <text:p>207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115.603455083652">
                <text:p>115.603455083652</text:p>
              </table:table-cell>
              <table:table-cell office:value-type="float" office:value="18.3812328614295">
                <text:p>18.38123286142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2">
                <text:p>212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-3.02903153002262">
                <text:p>-3.029031530022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